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Open Sans', Helvetica, Aria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fa25c" officeooo:paragraph-rsid="000fa25c"/>
    </style:style>
    <style:style style:name="P2" style:family="paragraph" style:parent-style-name="Standard">
      <style:text-properties style:font-name="Arial" fo:font-weight="bold" officeooo:rsid="000fa25c" officeooo:paragraph-rsid="000fa25c" style:font-weight-asian="bold" style:font-weight-complex="bold"/>
    </style:style>
    <style:style style:name="P3" style:family="paragraph" style:parent-style-name="Standard">
      <style:text-properties officeooo:rsid="000fe729" officeooo:paragraph-rsid="000fe729"/>
    </style:style>
    <style:style style:name="T1" style:family="text">
      <style:text-properties style:font-name="Arial"/>
    </style:style>
    <style:style style:name="T2" style:family="text">
      <style:text-properties officeooo:rsid="000fe72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Cleaning Steps </text:p>
      <text:p text:style-name="P1">Renamed columns so they had identical formats such as % GTD to PERCENT_GTD and AVG. SALARY to AVG_SALARY and FREE AGENT to FREE_AGENT</text:p>
      <text:p text:style-name="P1"/>
      <text:p text:style-name="P1">String cleaning to eliminate special characters such as $, commas and periods. </text:p>
      <text:p text:style-name="P1"/>
      <text:p text:style-name="P1">Change the data types from strings to int or float</text:p>
      <text:p text:style-name="P1"/>
      <text:p text:style-name="P1">Missing values were manually went through and updated as my data set of 560 is small and so preserving as much data as possible was critical.</text:p>
      <text:p text:style-name="P1"/>
      <text:p text:style-name="P1">I had to combine <text:span text:style-name="T2">different flat files </text:span>such as player performance, salary cap by year and contract information. </text:p>
      <text:p text:style-name="P1"/>
      <text:p text:style-name="P1">There were incorrectly entered values that I had to correct for from the data set. An example was the end year of contract. They were incorrectly entered at the source data.</text:p>
      <text:p text:style-name="P1"/>
      <text:p text:style-name="P3"><text:span text:style-name="T1">Certain calculated columns had to be cleaned after calculation. An example of one was the year a contract was signed. The contract signed year is important as I pull player performance data the year prior to the contract signed year. I calculated year contract signed (e.g. 2016) by taking the end of contract year (e.g. 2019) minus contract length (3 years). After the calculation I showed some players had signed a contract in 2018 and 2019. How is this possible when the data is pulled in 2017? What happened was that players had signed an extension contract on top of an existing contract. The extension contract would not start until their existing contract was completed. Some players had existing contracts that went until 2018 and 2019. What I had to do for those players was beyond 2017 was to set their year contract signed to 2017 so I would pull their performance data for 2016. </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Open Sans', Helvetica, Aria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1:53:28.768000000</meta:creation-date>
    <dc:date>2017-11-12T12:18:36.823000000</dc:date>
    <meta:editing-duration>PT11M17S</meta:editing-duration>
    <meta:editing-cycles>1</meta:editing-cycles>
    <meta:document-statistic meta:table-count="0" meta:image-count="0" meta:object-count="0" meta:page-count="1" meta:paragraph-count="8" meta:word-count="278" meta:character-count="1598" meta:non-whitespace-character-count="1324"/>
    <meta:generator>LibreOffice/5.3.6.1$Windows_X86_64 LibreOffice_project/686f202eff87ef707079aeb7f485847613344eb7</meta:generator>
  </office:meta>
</office:document-meta>
</file>